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0000" draw:opacity="25%" draw:textarea-horizontal-align="justify" draw:textarea-vertical-align="middle" draw:auto-grow-height="false" draw:shadow-opacity="25%"/>
    </style:style>
    <style:style style:name="gr7" style:family="graphic" style:parent-style-name="standard">
      <style:graphic-properties draw:stroke="dash" draw:stroke-dash="Ultrafine_20_Dashed" draw:fill="solid" draw:fill-color="#00ff00" draw:opacity="25%" draw:textarea-horizontal-align="justify" draw:textarea-vertical-align="middle" draw:auto-grow-height="false" draw:shadow-opacity="25%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ffff00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fo:min-height="0.808cm" fo:min-width="1.96cm"/>
    </style:style>
    <style:style style:name="gr13" style:family="graphic" style:parent-style-name="standard">
      <style:graphic-properties draw:stroke="dash" draw:stroke-dash="Fine_20_Dashed_20__28_var_29_" draw:fill="solid"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fo:min-height="0.15cm" fo:min-width="1.96cm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paragraph-properties fo:text-align="center"/>
      <style:text-properties fo:color="#ffffff" fo:font-size="13pt" fo:font-weight="normal" style:font-size-asian="13pt" style:font-weight-asian="normal" style:font-size-complex="13pt" style:font-weight-complex="normal"/>
    </style:style>
    <style:style style:name="P6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8pt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3cm" svg:x2="3cm" svg:y2="8cm">
          <text:p/>
        </draw:line>
        <draw:line draw:style-name="gr2" draw:text-style-name="P1" draw:layer="layout" svg:x1="3cm" svg:y1="8cm" svg:x2="11cm" svg:y2="8cm">
          <text:p/>
        </draw:line>
        <draw:custom-shape draw:style-name="gr3" draw:text-style-name="P2" draw:layer="layout" svg:width="5cm" svg:height="1cm" svg:x="3cm" svg:y="6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.5cm" svg:y="4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9.616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1cm 6.2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2</text:span></text:p>
          </draw:text-box>
        </draw:frame>
        <draw:frame draw:style-name="gr5" draw:layer="layout" svg:width="4.376cm" svg:height="0.963cm" svg:x="3cm" svg:y="1.3cm">
          <draw:text-box>
            <text:p>Use case 15a</text:p>
          </draw:text-box>
        </draw:frame>
      </draw:page>
      <draw:page draw:name="page2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1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6.294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6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4.895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b</text:p>
          </draw:text-box>
        </draw:frame>
        <draw:custom-shape draw:style-name="gr6" draw:text-style-name="P5" draw:layer="layout" svg:width="4.5cm" svg:height="1cm" svg:x="3.5cm" svg:y="4.001cm">
          <text:p text:style-name="P1"><text:span text:style-name="T4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5cm" svg:y="3.4cm">
          <draw:text-box>
            <text:p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1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14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12.295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12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0.896cm)">
          <draw:text-box>
            <text:p><text:span text:style-name="T3">2</text:span></text:p>
          </draw:text-box>
        </draw:frame>
        <draw:frame draw:style-name="gr5" draw:text-style-name="P4" draw:layer="layout" svg:width="2.678cm" svg:height="0.759cm" svg:x="4.5cm" svg:y="11.4cm">
          <draw:text-box>
            <text:p><text:span text:style-name="T3">wait time...</text:span></text:p>
          </draw:text-box>
        </draw:frame>
        <draw:custom-shape draw:style-name="gr7" draw:text-style-name="P6" draw:layer="layout" svg:width="4.5cm" svg:height="1cm" svg:x="3.5cm" svg:y="12cm">
          <text:p text:style-name="P1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1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8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6.294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6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4.895cm)">
          <draw:text-box>
            <text:p><text:span text:style-name="T3">2</text:span></text:p>
          </draw:text-box>
        </draw:frame>
        <draw:frame draw:style-name="gr5" draw:layer="layout" svg:width="4.342cm" svg:height="0.963cm" svg:x="3.001cm" svg:y="1.301cm">
          <draw:text-box>
            <text:p>Use case 15c</text:p>
          </draw:text-box>
        </draw:frame>
        <draw:custom-shape draw:style-name="gr6" draw:text-style-name="P5" draw:layer="layout" svg:width="4.5cm" svg:height="1cm" svg:x="3.5cm" svg:y="4.001cm">
          <text:p text:style-name="P1"><text:span text:style-name="T4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5cm" svg:y="3.4cm">
          <draw:text-box>
            <text:p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1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2cm" svg:y="14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952cm 12.295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3cm 12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0.896cm)">
          <draw:text-box>
            <text:p><text:span text:style-name="T3">2</text:span></text:p>
          </draw:text-box>
        </draw:frame>
        <draw:frame draw:style-name="gr5" draw:text-style-name="P4" draw:layer="layout" svg:width="2.678cm" svg:height="0.759cm" svg:x="4.5cm" svg:y="11.4cm">
          <draw:text-box>
            <text:p><text:span text:style-name="T3">wait time...</text:span></text:p>
          </draw:text-box>
        </draw:frame>
        <draw:custom-shape draw:style-name="gr7" draw:text-style-name="P6" draw:layer="layout" svg:width="4.5cm" svg:height="1cm" svg:x="3.5cm" svg:y="12cm">
          <text:p text:style-name="P1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0cm" svg:y2="10cm">
          <text:p/>
        </draw:line>
        <draw:custom-shape draw:style-name="gr3" draw:text-style-name="P2" draw:layer="layout" svg:width="4.999cm" svg:height="1cm" svg:x="2.999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8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1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d</text:p>
          </draw:text-box>
        </draw:frame>
        <draw:custom-shape draw:style-name="gr3" draw:text-style-name="P2" draw:layer="layout" svg:width="4.999cm" svg:height="1cm" svg:x="3.5cm" svg:y="6cm">
          <text:p text:style-name="P1"><text:span text:style-name="T1">Reader: /foo/frui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4.001cm" svg:y="4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3</text:span></text:p>
          </draw:text-box>
        </draw:frame>
      </draw:page>
      <draw:page draw:name="page5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6.499cm" svg:y2="10cm">
          <text:p/>
        </draw:line>
        <draw:custom-shape draw:style-name="gr3" draw:text-style-name="P2" draw:layer="layout" svg:width="4.999cm" svg:height="1cm" svg:x="2.999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4.5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1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2</text:span></text:p>
          </draw:text-box>
        </draw:frame>
        <draw:frame draw:style-name="gr5" draw:layer="layout" svg:width="4.376cm" svg:height="0.963cm" svg:x="3.001cm" svg:y="1.301cm">
          <draw:text-box>
            <text:p>Use case 15e</text:p>
          </draw:text-box>
        </draw:frame>
        <draw:custom-shape draw:style-name="gr4" draw:text-style-name="P3" draw:layer="layout" svg:width="7cm" svg:height="1cm" svg:x="3.5cm" svg:y="6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10.5cm" svg:y="4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3</text:span></text:p>
          </draw:text-box>
        </draw:frame>
        <draw:custom-shape draw:style-name="gr9" draw:text-style-name="P6" draw:layer="layout" svg:width="6.5cm" svg:height="1cm" svg:x="4cm" svg:y="4cm">
          <text:p text:style-name="P1"><text:span text:style-name="T5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6cm" svg:y="3.401cm">
          <draw:text-box>
            <text:p><text:span text:style-name="T3">wait time...</text:span></text:p>
          </draw:text-box>
        </draw:frame>
      </draw:page>
      <draw:page draw:name="page6" draw:style-name="dp1" draw:master-page-name="Predefinito">
        <draw:line draw:style-name="gr1" draw:text-style-name="P1" draw:layer="layout" svg:x1="3.001cm" svg:y1="3cm" svg:x2="3cm" svg:y2="10cm">
          <text:p/>
        </draw:line>
        <draw:line draw:style-name="gr2" draw:text-style-name="P1" draw:layer="layout" svg:x1="3cm" svg:y1="10cm" svg:x2="16.5cm" svg:y2="10cm">
          <text:p/>
        </draw:line>
        <draw:custom-shape draw:style-name="gr3" draw:text-style-name="P2" draw:layer="layout" svg:width="4.999cm" svg:height="1cm" svg:x="3cm" svg:y="8cm">
          <text:p text:style-name="P1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1cm" svg:height="0.759cm" svg:x="14.501cm" svg:y="10.2cm">
          <draw:text-box>
            <text:p><text:span text:style-name="T3">time</text:span></text:p>
          </draw:text-box>
        </draw:frame>
        <draw:frame draw:style-name="gr5" draw:text-style-name="P4" draw:layer="layout" svg:width="1.823cm" svg:height="0.759cm" draw:transform="rotate (1.5707963267946) translate (1.851cm 7.393cm)">
          <draw:text-box>
            <text:p><text:span text:style-name="T3">scripts</text:span></text:p>
          </draw:text-box>
        </draw:frame>
        <draw:frame draw:style-name="gr5" draw:text-style-name="P4" draw:layer="layout" svg:width="0.756cm" svg:height="0.759cm" draw:transform="rotate (1.5707963267946) translate (2.352cm 8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6.894cm)">
          <draw:text-box>
            <text:p><text:span text:style-name="T3">2</text:span></text:p>
          </draw:text-box>
        </draw:frame>
        <draw:frame draw:style-name="gr5" draw:layer="layout" svg:width="4.202cm" svg:height="0.963cm" svg:x="3.002cm" svg:y="1.301cm">
          <draw:text-box>
            <text:p>Use case 15f</text:p>
          </draw:text-box>
        </draw:frame>
        <draw:custom-shape draw:style-name="gr4" draw:text-style-name="P3" draw:layer="layout" svg:width="5cm" svg:height="1cm" svg:x="10.5cm" svg:y="4cm">
          <text:p text:style-name="P1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1cm" svg:x="3.5cm" svg:y="6cm">
          <text:p text:style-name="P1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6cm" svg:height="0.759cm" draw:transform="rotate (1.5707963267946) translate (2.354cm 4.894cm)">
          <draw:text-box>
            <text:p><text:span text:style-name="T3">3</text:span></text:p>
          </draw:text-box>
        </draw:frame>
        <draw:frame draw:style-name="gr5" draw:text-style-name="P4" draw:layer="layout" svg:width="2.678cm" svg:height="0.759cm" svg:x="6.001cm" svg:y="3.401cm">
          <draw:text-box>
            <text:p><text:span text:style-name="T3">wait time...</text:span></text:p>
          </draw:text-box>
        </draw:frame>
        <draw:custom-shape draw:style-name="gr6" draw:text-style-name="P5" draw:layer="layout" svg:width="6.5cm" svg:height="1cm" svg:x="4cm" svg:y="4cm">
          <text:p text:style-name="P1"><text:span text:style-name="T4">Writer: /foo/blue/apple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redefinito">
        <draw:line draw:style-name="gr10" draw:text-style-name="P1" draw:layer="layout" svg:x1="4cm" svg:y1="5cm" svg:x2="4cm" svg:y2="8cm">
          <text:p/>
        </draw:line>
        <draw:line draw:style-name="gr1" draw:text-style-name="P1" draw:layer="layout" svg:x1="3cm" svg:y1="3cm" svg:x2="3cm" svg:y2="8cm">
          <text:p/>
        </draw:line>
        <draw:line draw:style-name="gr2" draw:text-style-name="P1" draw:layer="layout" svg:x1="3cm" svg:y1="8cm" svg:x2="12.5cm" svg:y2="8cm">
          <text:p/>
        </draw:line>
        <draw:frame draw:style-name="gr5" draw:text-style-name="P4" draw:layer="layout" svg:width="1.361cm" svg:height="0.759cm" svg:x="11.139cm" svg:y="8.241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1cm 6.793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2cm 6.894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4.894cm)">
          <draw:text-box>
            <text:p><text:span text:style-name="T3">2</text:span></text:p>
          </draw:text-box>
        </draw:frame>
        <draw:frame draw:style-name="gr5" draw:text-style-name="P7" draw:layer="layout" svg:width="4.376cm" svg:height="0.963cm" svg:x="3.002cm" svg:y="1.301cm">
          <draw:text-box>
            <text:p><text:span text:style-name="T6">Use case 16a</text:span></text:p>
          </draw:text-box>
        </draw:frame>
        <draw:custom-shape draw:style-name="gr4" draw:text-style-name="P3" draw:layer="layout" svg:width="3cm" svg:height="1cm" svg:x="9cm" svg:y="6cm">
          <text:p text:style-name="P1"><text:span text:style-name="T2">ping -c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4.801cm" svg:y="5.301cm">
          <draw:text-box>
            <text:p><text:span text:style-name="T3">wait time...</text:span></text:p>
          </draw:text-box>
        </draw:frame>
        <draw:custom-shape draw:style-name="gr4" draw:text-style-name="P3" draw:layer="layout" svg:width="5cm" svg:height="1cm" svg:x="4cm" svg:y="4cm">
          <text:p text:style-name="P1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3.7cm" svg:y="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6cm" svg:height="1cm" svg:x="3cm" svg:y="6cm">
          <text:p text:style-name="P1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91cm" svg:height="1.058cm" svg:x="3.04cm" svg:y="8.442cm">
          <draw:text-box>
            <text:p><text:span text:style-name="T7">resource creation</text:span></text:p>
            <text:p><text:span text:style-name="T7">point in time</text:span></text:p>
          </draw:text-box>
        </draw:frame>
        <draw:line draw:style-name="gr1" draw:text-style-name="P1" draw:layer="layout" svg:x1="3.001cm" svg:y1="12.001cm" svg:x2="3.001cm" svg:y2="17.001cm">
          <text:p/>
        </draw:line>
        <draw:line draw:style-name="gr2" draw:text-style-name="P1" draw:layer="layout" svg:x1="3.001cm" svg:y1="17.001cm" svg:x2="12.501cm" svg:y2="17.001cm">
          <text:p/>
        </draw:line>
        <draw:frame draw:style-name="gr5" draw:text-style-name="P4" draw:layer="layout" svg:width="1.361cm" svg:height="0.759cm" svg:x="11.14cm" svg:y="17.242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2cm 15.794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3cm 15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13.895cm)">
          <draw:text-box>
            <text:p><text:span text:style-name="T3">2</text:span></text:p>
          </draw:text-box>
        </draw:frame>
        <draw:frame draw:style-name="gr5" draw:text-style-name="P7" draw:layer="layout" svg:width="4.376cm" svg:height="0.963cm" svg:x="3.003cm" svg:y="10.302cm">
          <draw:text-box>
            <text:p><text:span text:style-name="T6">Use case 16b</text:span></text:p>
          </draw:text-box>
        </draw:frame>
        <draw:custom-shape draw:style-name="gr4" draw:text-style-name="P3" draw:layer="layout" svg:width="3cm" svg:height="1cm" svg:x="8cm" svg:y="13cm">
          <text:p text:style-name="P1"><text:span text:style-name="T2">ping -c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78cm" svg:height="0.759cm" svg:x="5cm" svg:y="12.241cm">
          <draw:text-box>
            <text:p><text:span text:style-name="T3">wait time...</text:span></text:p>
          </draw:text-box>
        </draw:frame>
        <draw:custom-shape draw:style-name="gr4" draw:text-style-name="P3" draw:layer="layout" svg:width="5cm" svg:height="1cm" svg:x="3cm" svg:y="15cm">
          <text:p text:style-name="P1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2.701cm" svg:y="17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cm" svg:height="1cm" svg:x="5cm" svg:y="13cm">
          <text:p text:style-name="P1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91cm" svg:height="1.058cm" svg:x="2.041cm" svg:y="17.443cm">
          <draw:text-box>
            <text:p><text:span text:style-name="T7">resource creation</text:span></text:p>
            <text:p><text:span text:style-name="T7">point in time</text:span></text:p>
          </draw:text-box>
        </draw:frame>
        <draw:line draw:style-name="gr1" draw:text-style-name="P1" draw:layer="layout" svg:x1="3.002cm" svg:y1="21.002cm" svg:x2="3.002cm" svg:y2="26.002cm">
          <text:p/>
        </draw:line>
        <draw:line draw:style-name="gr2" draw:text-style-name="P1" draw:layer="layout" svg:x1="3.002cm" svg:y1="26.002cm" svg:x2="12.502cm" svg:y2="26.002cm">
          <text:p/>
        </draw:line>
        <draw:frame draw:style-name="gr5" draw:text-style-name="P4" draw:layer="layout" svg:width="1.361cm" svg:height="0.759cm" svg:x="11.141cm" svg:y="26.243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3cm 24.795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4cm 24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5cm 22.896cm)">
          <draw:text-box>
            <text:p><text:span text:style-name="T3">2</text:span></text:p>
          </draw:text-box>
        </draw:frame>
        <draw:frame draw:style-name="gr5" draw:text-style-name="P7" draw:layer="layout" svg:width="4.342cm" svg:height="0.963cm" svg:x="3.004cm" svg:y="19.303cm">
          <draw:text-box>
            <text:p><text:span text:style-name="T6">Use case 16c</text:span></text:p>
          </draw:text-box>
        </draw:frame>
        <draw:custom-shape draw:style-name="gr4" draw:text-style-name="P3" draw:layer="layout" svg:width="3cm" svg:height="1cm" svg:x="8.501cm" svg:y="22.001cm">
          <text:p text:style-name="P1"><text:span text:style-name="T2">ping -c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.001cm" svg:y="24.001cm">
          <text:p text:style-name="P1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2.702cm" svg:y="26.0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8" draw:layer="layout" svg:width="2.691cm" svg:height="1.058cm" svg:x="2.042cm" svg:y="26.443cm">
          <draw:text-box>
            <text:p><text:span text:style-name="T7">resource creation</text:span></text:p>
            <text:p><text:span text:style-name="T7">point in time</text:span></text:p>
          </draw:text-box>
        </draw:frame>
      </draw:page>
      <draw:page draw:name="page8" draw:style-name="dp1" draw:master-page-name="Predefinito">
        <draw:line draw:style-name="gr1" draw:text-style-name="P1" draw:layer="layout" svg:x1="3.001cm" svg:y1="4.001cm" svg:x2="3.001cm" svg:y2="9.001cm">
          <text:p/>
        </draw:line>
        <draw:line draw:style-name="gr2" draw:text-style-name="P1" draw:layer="layout" svg:x1="3.001cm" svg:y1="9.001cm" svg:x2="13cm" svg:y2="9cm">
          <text:p/>
        </draw:line>
        <draw:frame draw:style-name="gr5" draw:text-style-name="P4" draw:layer="layout" svg:width="1.361cm" svg:height="0.759cm" svg:x="11.54cm" svg:y="9.242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2cm 7.794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3cm 7.895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5.895cm)">
          <draw:text-box>
            <text:p><text:span text:style-name="T3">2</text:span></text:p>
          </draw:text-box>
        </draw:frame>
        <draw:frame draw:style-name="gr5" draw:text-style-name="P7" draw:layer="layout" svg:width="5.607cm" svg:height="0.963cm" svg:x="3.003cm" svg:y="2.302cm">
          <draw:text-box>
            <text:p><text:span text:style-name="T6">Use case 16d 17a</text:span></text:p>
          </draw:text-box>
        </draw:frame>
        <draw:frame draw:style-name="gr5" draw:text-style-name="P4" draw:layer="layout" svg:width="2.678cm" svg:height="1.267cm" svg:x="9.5cm" svg:y="3.741cm">
          <draw:text-box>
            <text:p><text:span text:style-name="T3">Undefined</text:span></text:p>
            <text:p><text:span text:style-name="T3">wait time...</text:span></text:p>
          </draw:text-box>
        </draw:frame>
        <draw:custom-shape draw:style-name="gr4" draw:text-style-name="P3" draw:layer="layout" svg:width="5cm" svg:height="1cm" svg:x="3cm" svg:y="7cm">
          <text:p text:style-name="P1"><text:span text:style-name="T2">ping -c 5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8.701cm" svg:y="9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.5cm" svg:height="1cm" svg:x="9.5cm" svg:y="5cm">
          <text:p text:style-name="P1"><text:span text:style-name="T4">ping -c 3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767cm" svg:height="1.058cm" svg:x="8.041cm" svg:y="9.443cm">
          <draw:text-box>
            <text:p><text:span text:style-name="T7">resource clean-up</text:span></text:p>
            <text:p><text:span text:style-name="T7">point in time</text:span></text:p>
          </draw:text-box>
        </draw:frame>
        <draw:line draw:style-name="gr1" draw:text-style-name="P1" draw:layer="layout" svg:x1="3cm" svg:y1="12.999cm" svg:x2="3cm" svg:y2="17.999cm">
          <text:p/>
        </draw:line>
        <draw:line draw:style-name="gr2" draw:text-style-name="P1" draw:layer="layout" svg:x1="3cm" svg:y1="17.999cm" svg:x2="13.5cm" svg:y2="18cm">
          <text:p/>
        </draw:line>
        <draw:frame draw:style-name="gr5" draw:text-style-name="P4" draw:layer="layout" svg:width="1.361cm" svg:height="0.759cm" svg:x="12.039cm" svg:y="18.24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1cm 16.792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2cm 16.893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3cm 14.893cm)">
          <draw:text-box>
            <text:p><text:span text:style-name="T3">2</text:span></text:p>
          </draw:text-box>
        </draw:frame>
        <draw:frame draw:style-name="gr5" draw:text-style-name="P7" draw:layer="layout" svg:width="4.376cm" svg:height="0.963cm" svg:x="3.002cm" svg:y="11.3cm">
          <draw:text-box>
            <text:p><text:span text:style-name="T6">Use case 17b</text:span></text:p>
          </draw:text-box>
        </draw:frame>
        <draw:custom-shape draw:style-name="gr4" draw:text-style-name="P3" draw:layer="layout" svg:width="4.001cm" svg:height="1cm" svg:x="7.999cm" svg:y="13.998cm">
          <text:p text:style-name="P1"><text:span text:style-name="T2">ping -c 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01cm" svg:height="1cm" svg:x="2.999cm" svg:y="15.998cm">
          <text:p text:style-name="P1"><text:span text:style-name="T2">ping -c 3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cm" svg:height="0.6cm" svg:x="10.7cm" svg:y="17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8" draw:layer="layout" svg:width="3.88cm" svg:height="0.573cm" svg:x="6.609cm" svg:y="18.1cm">
          <draw:text-box>
            <text:p><text:span text:style-name="T7">resource minimum lifespan</text:span></text:p>
          </draw:text-box>
        </draw:frame>
        <draw:custom-shape draw:style-name="gr13" draw:text-style-name="P1" draw:layer="layout" svg:width="0.6cm" svg:height="0.6cm" svg:x="5.7cm" svg:y="17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6cm" svg:y1="18.6cm" svg:x2="11cm" svg:y2="18.6cm">
          <text:p/>
        </draw:line>
        <draw:line draw:style-name="gr1" draw:text-style-name="P1" draw:layer="layout" svg:x1="3.001cm" svg:y1="22.002cm" svg:x2="3.001cm" svg:y2="27.002cm">
          <text:p/>
        </draw:line>
        <draw:line draw:style-name="gr2" draw:text-style-name="P1" draw:layer="layout" svg:x1="3.001cm" svg:y1="27.002cm" svg:x2="11.5cm" svg:y2="27cm">
          <text:p/>
        </draw:line>
        <draw:frame draw:style-name="gr5" draw:text-style-name="P4" draw:layer="layout" svg:width="1.361cm" svg:height="0.759cm" svg:x="10.04cm" svg:y="27.243cm">
          <draw:text-box>
            <text:p><text:span text:style-name="T3">time</text:span></text:p>
          </draw:text-box>
        </draw:frame>
        <draw:frame draw:style-name="gr5" draw:text-style-name="P4" draw:layer="layout" svg:width="2.729cm" svg:height="0.759cm" draw:transform="rotate (1.5707963267946) translate (1.852cm 25.795cm)">
          <draw:text-box>
            <text:p><text:span text:style-name="T3">commands</text:span></text:p>
          </draw:text-box>
        </draw:frame>
        <draw:frame draw:style-name="gr5" draw:text-style-name="P4" draw:layer="layout" svg:width="0.756cm" svg:height="0.759cm" draw:transform="rotate (1.5707963267946) translate (2.353cm 25.896cm)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draw:transform="rotate (1.5707963267946) translate (2.354cm 23.896cm)">
          <draw:text-box>
            <text:p><text:span text:style-name="T3">2</text:span></text:p>
          </draw:text-box>
        </draw:frame>
        <draw:frame draw:style-name="gr5" draw:text-style-name="P7" draw:layer="layout" svg:width="4.342cm" svg:height="0.963cm" svg:x="3.003cm" svg:y="20.303cm">
          <draw:text-box>
            <text:p><text:span text:style-name="T6">Use case 17c</text:span></text:p>
          </draw:text-box>
        </draw:frame>
        <draw:frame draw:style-name="gr5" draw:text-style-name="P4" draw:layer="layout" svg:width="2.678cm" svg:height="1.267cm" svg:x="8cm" svg:y="21.742cm">
          <draw:text-box>
            <text:p><text:span text:style-name="T3">Undefined</text:span></text:p>
            <text:p><text:span text:style-name="T3">wait time...</text:span></text:p>
          </draw:text-box>
        </draw:frame>
        <draw:custom-shape draw:style-name="gr4" draw:text-style-name="P10" draw:layer="layout" svg:width="1.5cm" svg:height="1cm" svg:x="3cm" svg:y="25.001cm">
          <text:p text:style-name="P9"><text:span text:style-name="T8">ping -c 3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5cm" svg:height="1cm" svg:x="8cm" svg:y="23.001cm">
          <text:p text:style-name="P9"><text:span text:style-name="T9">ping -c 4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cm" svg:height="0.6cm" svg:x="6.7cm" svg:y="26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8" draw:layer="layout" svg:width="2.46cm" svg:height="1.217cm" svg:x="4.8cm" svg:y="26.5cm">
          <draw:text-box>
            <text:p><text:span text:style-name="T7">Resource</text:span></text:p>
            <text:p><text:span text:style-name="T7">Minimum</text:span></text:p>
            <text:p><text:span text:style-name="T7">lifespan</text:span></text:p>
          </draw:text-box>
        </draw:frame>
        <draw:custom-shape draw:style-name="gr13" draw:text-style-name="P1" draw:layer="layout" svg:width="0.6cm" svg:height="0.6cm" svg:x="4.2cm" svg:y="26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4.5cm" svg:y1="27.6cm" svg:x2="7cm" svg:y2="27.6cm">
          <text:p/>
        </draw:line>
        <draw:line draw:style-name="gr10" draw:text-style-name="P1" draw:layer="layout" svg:x1="7cm" svg:y1="22cm" svg:x2="7cm" svg:y2="27cm">
          <text:p/>
        </draw:line>
        <draw:line draw:style-name="gr10" draw:text-style-name="P1" draw:layer="layout" svg:x1="4.5cm" svg:y1="22cm" svg:x2="4.5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4-05-24T11:32:35</meta:creation-date>
    <dc:date>2014-07-05T14:35:40.92</dc:date>
    <dc:creator>Christian Ferrari</dc:creator>
    <meta:editing-duration>PT01H59M50S</meta:editing-duration>
    <meta:editing-cycles>26</meta:editing-cycles>
    <meta:generator>OpenOffice.org/3.2$Win32 OpenOffice.org_project/320m12$Build-9483</meta:generator>
    <meta:document-statistic meta:object-count="167"/>
  </office:meta>
</office:document-meta>
</file>